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r font-monospace" svg:font-family="'var font-monospace'"/>
  </office:font-face-decls>
  <office:automatic-styles>
    <style:style style:name="P1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2" style:family="paragraph" style:parent-style-name="Standard">
      <style:text-properties fo:color="#000000" loext:opacity="100%" style:font-name="Liberation Serif" fo:font-size="10pt" officeooo:rsid="0005e6eb" officeooo:paragraph-rsid="0005e6eb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officeooo:rsid="00279b99" officeooo:paragraph-rsid="00279b99" fo:background-color="transparent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line-height="100%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293e3c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bold" fo:background-color="transparent" style:font-size-asian="10pt" style:font-size-complex="10pt" loext:padding="0cm" loext:border="none"/>
    </style:style>
    <style:style style:name="P11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293e3c" fo:background-color="transparent" style:font-size-asian="10pt" style:font-size-complex="10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officeooo:rsid="0028d3a2" officeooo:paragraph-rsid="0028d3a2" fo:background-color="transparent" style:font-size-asian="10pt" style:font-size-complex="10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5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293e3c" fo:background-color="transparent" style:font-size-asian="10pt" style:font-size-complex="10pt"/>
    </style:style>
    <style:style style:name="P19" style:family="paragraph" style:parent-style-name="Text_20_body" style:list-style-name="L3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5">
      <style:paragraph-properties fo:margin-left="0cm" fo:margin-right="0cm" fo:orphans="2" fo:widows="2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293e3c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font-name="Liberation Mono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Liberation Mon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7" style:family="text">
      <style:text-properties fo:font-variant="normal" fo:text-transform="none" fo:color="#000000" loext:opacity="100%" style:font-name="Liberation Mono" fo:font-size="8pt" fo:letter-spacing="normal" fo:font-style="normal" fo:font-weight="normal" officeooo:rsid="0028d3a2" fo:background-color="transparent" loext:char-shading-value="0" style:font-size-asian="8pt" style:font-size-complex="8pt" loext:padding="0cm" loext:border="none"/>
    </style:style>
    <style:style style:name="T8" style:family="text">
      <style:text-properties fo:font-variant="normal" fo:text-transform="none" fo:color="#000000" loext:opacity="100%" style:font-name="Liberation Mono" fo:font-size="8pt" fo:letter-spacing="normal" fo:font-style="normal" fo:font-weight="normal" officeooo:rsid="002cc538" fo:background-color="transparent" loext:char-shading-value="0" style:font-size-asian="8pt" style:font-size-complex="8pt" loext:padding="0cm" loext:border="none"/>
    </style:style>
    <style:style style:name="T9" style:family="text">
      <style:text-properties fo:font-variant="normal" fo:text-transform="none" fo:color="#000000" loext:opacity="100%" style:font-name="Liberation Mono" fo:font-size="8pt" fo:letter-spacing="normal" fo:background-color="transparent" loext:char-shading-value="0" style:font-size-asian="8pt" style:font-size-complex="8pt" loext:padding="0cm" loext:border="none"/>
    </style:style>
    <style:style style:name="T10" style:family="text">
      <style:text-properties officeooo:rsid="00279b99"/>
    </style:style>
    <style:style style:name="T11" style:family="text">
      <style:text-properties officeooo:rsid="0028d3a2"/>
    </style:style>
    <style:style style:name="T12" style:family="text">
      <style:text-properties officeooo:rsid="0028f909"/>
    </style:style>
    <style:style style:name="T13" style:family="text">
      <style:text-properties officeooo:rsid="002b3356"/>
    </style:style>
    <style:style style:name="T14" style:family="text">
      <style:text-properties officeooo:rsid="002d3e4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B-proc</text:p>
      <text:p text:style-name="P2"/>
      <text:p text:style-name="P12">Nous allons étudier un processeur théorique : « BB-proc ».</text:p>
      <text:p text:style-name="P8">À chaque clic d’horloge, en combinant des opérations logiques élémentaires, le processeur effectue les opérations suivantes :<text:span text:style-name="T1"/></text:p>
      <text:list text:style-name="L1">
        <text:list-item>
          <text:p text:style-name="P21"><text:span text:style-name="T2">lecture d</text:span><text:span text:style-name="T4">u</text:span><text:span text:style-name="T2"> registre PC (pour Program Counter), qui vaut </text:span><text:span text:style-name="Source_20_Text"><text:span text:style-name="T3">00</text:span></text:span><text:span text:style-name="T2"> à l’initialisation ;</text:span></text:p>
        </text:list-item>
        <text:list-item>
          <text:p text:style-name="P13">chargement de l’instruction située à l’adresse PC depuis la mémoire vive (RAM) dans le registre CI (pour Current Instruction) ;</text:p>
        </text:list-item>
        <text:list-item>
          <text:p text:style-name="P13">« décodage » de l’instruction, ici <text:span text:style-name="T10">BB-proc</text:span> décode les trois quartets de l’instruction, notés I, J et K : I indique le type d’opération à effectuer et le couple JK représente souvent un emplacement dans la RAM (voir le tableau ci-dessous) ;</text:p>
        </text:list-item>
        <text:list-item>
          <text:p text:style-name="P13">exécution de cette instruction <text:span text:style-name="T13">(ne pas passer à l’étape 5 s’il faut s’arrêter !)</text:span> ;</text:p>
        </text:list-item>
        <text:list-item>
          <text:p text:style-name="P14">si l’instruction ne résulte pas par un saut, ajouter 1 à PC.</text:p>
        </text:list-item>
      </text:list>
      <text:p text:style-name="P9">Plus simplement :</text:p>
      <text:list text:style-name="L2">
        <text:list-item>
          <text:p text:style-name="P17">où en est-on ?</text:p>
        </text:list-item>
        <text:list-item>
          <text:p text:style-name="P17">que doit-on faire (récupération) ?</text:p>
        </text:list-item>
        <text:list-item>
          <text:p text:style-name="P17">que doit-on faire (décodage) ?</text:p>
        </text:list-item>
        <text:list-item>
          <text:p text:style-name="P17">faisons-le !</text:p>
        </text:list-item>
        <text:list-item>
          <text:p text:style-name="P17">passons à la suite !</text:p>
        </text:list-item>
      </text:list>
      <text:p text:style-name="P8">Voici une représentation schématique de la RAM avec un premier programme, sans doute le plus simple que l’on puisse écrire. Chaque « case mémoire » est repérée par l’abscisse K et l’ordonnée J (dirigée vers le bas) et peut stocker 12 chiffres binaires (donc 3 quartets).</text:p>
      <text:p text:style-name="P5"><text:span text:style-name="Source_20_Text"><text:span text:style-name="T6">J \ K | <text:s/>0 <text:s/>| <text:s/>1 <text:s/>| <text:s/>2 <text:s/>| ...</text:span></text:span></text:p>
      <text:p text:style-name="P6"><text:span text:style-name="Source_20_Text"><text:span text:style-name="T6">------+-----+-----+-----+-----</text:span></text:span></text:p>
      <text:p text:style-name="P6"><text:span text:style-name="Source_20_Text"><text:span text:style-name="T9"><text:s text:c="3"/></text:span></text:span><text:span text:style-name="Source_20_Text"><text:span text:style-name="T6">0 <text:s/>| A00 | ??? | ??? | ...</text:span></text:span></text:p>
      <text:p text:style-name="P6"><text:span text:style-name="Source_20_Text"><text:span text:style-name="T9"><text:s text:c="3"/></text:span></text:span><text:span text:style-name="Source_20_Text"><text:span text:style-name="T6">1 <text:s/>| ??? | ??? | ??? | ...</text:span></text:span></text:p>
      <text:p text:style-name="P6"><text:span text:style-name="Source_20_Text"><text:span text:style-name="T9"><text:s text:c="3"/></text:span></text:span><text:span text:style-name="Source_20_Text"><text:span text:style-name="T6">2 <text:s/>| ??? | ??? | ??? | ...</text:span></text:span></text:p>
      <text:p text:style-name="P4"><text:span text:style-name="Source_20_Text"><text:span text:style-name="T9"><text:s text:c="3"/></text:span></text:span><text:span text:style-name="Source_20_Text"><text:span text:style-name="T6">. <text:s/>. <text:s/>. <text:s/>. <text:s/>. <text:s/>. <text:s/>. <text:s/>.</text:span></text:span></text:p>
      <text:p text:style-name="P7"><text:span text:style-name="Source_20_Text"><text:span text:style-name="T9"><text:s text:c="3"/></text:span></text:span><text:span text:style-name="Source_20_Text"><text:span text:style-name="T6">. <text:s/>. <text:s/>. <text:s/>. <text:s/>. <text:s/>. <text:s/>. <text:s/>.</text:span></text:span></text:p>
      <text:p text:style-name="P11">Questions</text:p>
      <text:list text:style-name="L3">
        <text:list-item>
          <text:p text:style-name="P18">Combien y a-t-il d’emplacements dans la RAM ?</text:p>
        </text:list-item>
        <text:list-item>
          <text:p text:style-name="P19">Quelle est la taille de la mémoire en octets ?</text:p>
        </text:list-item>
      </text:list>
      <text:p text:style-name="P8">Voici une <text:span text:style-name="T12">liste</text:span> des registres. Chacun peut stocker 12 bits, sauf PC <text:span text:style-name="T12">(</text:span>8 <text:span text:style-name="T12">bits)</text:span> et O <text:span text:style-name="T12">(1 bit)</text:span>.</text:p>
      <text:p text:style-name="P4"><text:span text:style-name="Source_20_Text"><text:span text:style-name="T5">num | nom | <text:s text:c="2"/>description <text:s text:c="9"/>| valeur</text:span></text:span></text:p>
      <text:p text:style-name="P4"><text:span text:style-name="Source_20_Text"><text:span text:style-name="T5">----+-----+------------------------+--------</text:span></text:span></text:p>
      <text:p text:style-name="P4"><text:span text:style-name="Source_20_Text"><text:span text:style-name="T5"><text:s/>0 <text:s/>| <text:s/>R <text:s/>| sorte de carrefour <text:s text:c="4"/>| ???</text:span></text:span></text:p>
      <text:p text:style-name="P4"><text:span text:style-name="Source_20_Text"><text:span text:style-name="T5"><text:s/>1 <text:s/>| <text:s/>A <text:s/>| sert aux ops. arithm. <text:s/>| ???</text:span></text:span></text:p>
      <text:p text:style-name="P4"><text:span text:style-name="Source_20_Text"><text:span text:style-name="T5"><text:s/>2 <text:s/>| <text:s/>B <text:s/>| idem <text:s text:c="18"/>| ???</text:span></text:span></text:p>
      <text:p text:style-name="P4"><text:span text:style-name="Source_20_Text"><text:span text:style-name="T5"><text:s/>3 <text:s/>| <text:s/>O <text:s/>| dépassement (overflow) | <text:s text:c="2"/>?</text:span></text:span></text:p>
      <text:p text:style-name="P4"><text:span text:style-name="Source_20_Text"><text:span text:style-name="T5"><text:s/>4 <text:s/>| <text:s/>PC | Program Counter <text:s text:c="7"/>| <text:s/>00</text:span></text:span></text:p>
      <text:p text:style-name="P4"><text:span text:style-name="Source_20_Text"><text:span text:style-name="T5"><text:s/>5 <text:s/>| <text:s/>CI | Current Instruction <text:s text:c="3"/>| ???</text:span></text:span></text:p>
      <text:p text:style-name="P8">Exécutons le premier programme !</text:p>
      <text:list text:style-name="L4">
        <text:list-item>
          <text:p text:style-name="P22"><text:span text:style-name="T2">Combien vaut PC ? </text:span><text:span text:style-name="Source_20_Text"><text:span text:style-name="T3">00</text:span></text:span><text:span text:style-name="T2">.</text:span></text:p>
        </text:list-item>
        <text:list-item>
          <text:p text:style-name="P22"><text:span text:style-name="T2">À l’adresse </text:span><text:span text:style-name="Source_20_Text"><text:span text:style-name="T3">00</text:span></text:span><text:span text:style-name="T2"> (J=0 et K=0) on trouve l’instruction </text:span><text:span text:style-name="Source_20_Text"><text:span text:style-name="T3">A00</text:span></text:span><text:span text:style-name="T2"> que l’on charge dans CI.</text:span></text:p>
        </text:list-item>
        <text:list-item>
          <text:p text:style-name="P15">On a pour cette instruction I=A, J=0 et K=0, et d’après le tableau ci-dessous (dans la dernière ligne) il faut arrêter le programme.</text:p>
        </text:list-item>
      </text:list>
      <text:p text:style-name="P4"><text:span text:style-name="Source_20_Text"><text:span text:style-name="T6"><text:s/></text:span></text:span><text:span text:style-name="Source_20_Text"><text:span text:style-name="T7">I</text:span></text:span><text:span text:style-name="Source_20_Text"><text:span text:style-name="T6"> | ASM | <text:s/>Action ( -&gt; signifie «est copié dans» )</text:span></text:span></text:p>
      <text:p text:style-name="P4"><text:span text:style-name="Source_20_Text"><text:span text:style-name="T6">---+-----+------------------------------------------</text:span></text:span></text:p>
      <text:p text:style-name="P4"><text:span text:style-name="Source_20_Text"><text:span text:style-name="T6"><text:s/>0 | <text:s/>LD | @JK -&gt; R (la valeur à l’adr. JK dans la RAM est copiée dans R)</text:span></text:span></text:p>
      <text:p text:style-name="P4"><text:span text:style-name="Source_20_Text"><text:span text:style-name="T6"><text:s/>1 | STO | R -&gt; @JK (la valeur dans R est copiée à l’adr. JK dans la RAM)</text:span></text:span></text:p>
      <text:p text:style-name="P4"><text:span text:style-name="Source_20_Text"><text:span text:style-name="T6"><text:s/>2 | MOV | Reg J -&gt; Reg K (le registre num J est copiée dans le reg num K)</text:span></text:span></text:p>
      <text:p text:style-name="P4"><text:span text:style-name="Source_20_Text"><text:span text:style-name="T6"><text:s/>3 | ADD | A+B -&gt; R (somme des registres A et B copiée dans R, </text:span></text:span><text:span text:style-name="Source_20_Text"><text:span text:style-name="T8">voir (1)</text:span></text:span><text:span text:style-name="Source_20_Text"><text:span text:style-name="T6">)</text:span></text:span></text:p>
      <text:p text:style-name="P4"><text:span text:style-name="Source_20_Text"><text:span text:style-name="T6"><text:s/>4 | SUB | A-B -&gt; R (idem avec différence, </text:span></text:span><text:span text:style-name="Source_20_Text"><text:span text:style-name="T8">voir (2)</text:span></text:span><text:span text:style-name="Source_20_Text"><text:span text:style-name="T6">)</text:span></text:span></text:p>
      <text:p text:style-name="P4"><text:span text:style-name="Source_20_Text"><text:span text:style-name="T6"><text:s/>5 | JMP | JK -&gt; PC (la valeur JK est copiée dans PC, c’est un saut)</text:span></text:span></text:p>
      <text:p text:style-name="P4"><text:span text:style-name="Source_20_Text"><text:span text:style-name="T6"><text:s/>6 | JPZ | Si R=0 alors JK -&gt; PC (si la condition est vraie, on saute)</text:span></text:span></text:p>
      <text:p text:style-name="P4"><text:span text:style-name="Source_20_Text"><text:span text:style-name="T6"><text:s/>7 | JPO | Si O=1 alors JK -&gt; PC (idem)</text:span></text:span></text:p>
      <text:p text:style-name="P4"><text:span text:style-name="Source_20_Text"><text:span text:style-name="T6"><text:s/>8 | <text:s/>IN | User -&gt; R (entrée d’une valeur par l’utilisatrice-teur)</text:span></text:span></text:p>
      <text:p text:style-name="P4"><text:span text:style-name="Source_20_Text"><text:span text:style-name="T6"><text:s/>9 | OUT | R -&gt; affichage</text:span></text:span></text:p>
      <text:p text:style-name="P4"><text:span text:style-name="Source_20_Text"><text:span text:style-name="T6"><text:s/>A | END | arrêt du déroulement du programme</text:span></text:span></text:p>
      <text:p text:style-name="P1"/>
      <text:p text:style-name="P4"><text:span text:style-name="Source_20_Text"><text:span text:style-name="T3">(1) si la somme A+B dépasse la capacité de R, le registre O vaut 1, 0 sinon.</text:span></text:span></text:p>
      <text:p text:style-name="P4"><text:span text:style-name="Source_20_Text"><text:span text:style-name="T3">(2) si la différence A-B est négative, le registre O vaut 1, 0 sinon.</text:span></text:span></text:p>
      <text:p text:style-name="P4"><text:span text:style-name="Source_20_Text"><text:span text:style-name="T3"/></text:span></text:p>
      <text:p text:style-name="P10"><text:span text:style-name="T11">Remarqu</text:span>e<text:span text:style-name="T11">s</text:span></text:p>
      <text:list text:style-name="L5">
        <text:list-item>
          <text:p text:style-name="P20">Un registre est un type de mémoire rapide et « proche » du processeur.</text:p>
        </text:list-item>
        <text:list-item>
          <text:p text:style-name="P20">PC est aussi parfois appelé IC pour Instruction Counter.</text:p>
        </text:list-item>
        <text:list-item>
          <text:p text:style-name="P20">Le « décodage » se fait « mécaniquement » ou plutôt électroniquement avec les fonctions logiques qui ont été combinées.</text:p>
        </text:list-item>
        <text:list-item>
          <text:p text:style-name="P20">Techniquement l’étape 4 fait partie de l’étape 3 car elle est réalisée directement.</text:p>
        </text:list-item>
        <text:list-item>
          <text:p text:style-name="P23"><text:span text:style-name="T3">Pour I=7 (</text:span><text:span text:style-name="Source_20_Text"><text:span text:style-name="T3">IN</text:span></text:span><text:span text:style-name="T3">) on peut imaginer que le processeur fait une pause pour qu’on ait le temps de lui communiquer la valeur.</text:span></text:p>
        </text:list-item>
      </text:list>
      <text:p text:style-name="P8">Pour donner une image simplifiée d’un processeur qui « décode », on peut imaginer un circuit intégré branché de cette façon :</text:p>
      <text:p text:style-name="P4"><text:span text:style-name="Source_20_Text"><text:span text:style-name="T6"><text:s text:c="11"/>12 bits de CI</text:span></text:span></text:p>
      <text:p text:style-name="P4"><text:span text:style-name="Source_20_Text"><text:span text:style-name="T6"><text:s text:c="12"/>I <text:s text:c="3"/>J <text:s text:c="3"/>K <text:s text:c="3"/>_________ connexion à la RAM (LD et STO) + I/O</text:span></text:span></text:p>
      <text:p text:style-name="P4"><text:span text:style-name="Source_20_Text"><text:span text:style-name="T6"><text:s text:c="10"/>|||| |||| |||| <text:s/>/</text:span></text:span></text:p>
      <text:p text:style-name="P4"><text:span text:style-name="Source_20_Text"><text:span text:style-name="T6"><text:s text:c="9"/>+--------------+</text:span></text:span></text:p>
      <text:p text:style-name="P4"><text:span text:style-name="Source_20_Text"><text:span text:style-name="T6"><text:s text:c="2"/>12 ---+| <text:s text:c="13"/>|+===</text:span></text:span></text:p>
      <text:p text:style-name="P4"><text:span text:style-name="Source_20_Text"><text:span text:style-name="T6">bits ---+| <text:s text:c="13"/>|+=== 8 bits</text:span></text:span></text:p>
      <text:p text:style-name="P4"><text:span text:style-name="Source_20_Text"><text:span text:style-name="T6"><text:s text:c="2"/>de ---+| <text:s text:c="13"/>|+=== de PC</text:span></text:span></text:p>
      <text:p text:style-name="P4"><text:span text:style-name="Source_20_Text"><text:span text:style-name="T6"><text:s text:c="3"/>R ---+| <text:s text:c="13"/>|+===</text:span></text:span></text:p>
      <text:p text:style-name="P4"><text:span text:style-name="Source_20_Text"><text:span text:style-name="T6"><text:s text:c="9"/>+--------------+</text:span></text:span></text:p>
      <text:p text:style-name="P4"><text:span text:style-name="Source_20_Text"><text:span text:style-name="T6"><text:s text:c="11"/>|||| |||| <text:s/>| <text:s text:c="2"/>\_________ connexion à l’horloge</text:span></text:span></text:p>
      <text:p text:style-name="P4"><text:span text:style-name="Source_20_Text"><text:span text:style-name="T6"><text:s text:c="13"/>A <text:s text:c="3"/>B <text:s text:c="2"/>O</text:span></text:span></text:p>
      <text:p text:style-name="P8"/>
      <text:p text:style-name="P8">À vous d’écrire vo<text:span text:style-name="T14">s</text:span> premier<text:span text:style-name="T14">s</text:span> programme<text:span text:style-name="T14">s</text:span> : afficher zéro et s’arrêter, <text:span text:style-name="T14">afficher «HELLO», demander une valeur à l’utilisateur et afficher cette valeur plus u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r font-monospace" svg:font-family="'var 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2-09-08T10:16:43.317949937</meta:creation-date>
    <dc:date>2024-12-03T16:50:20.720000000</dc:date>
    <meta:editing-duration>PT2H58M30S</meta:editing-duration>
    <meta:editing-cycles>34</meta:editing-cycles>
    <meta:generator>LibreOffice/7.6.4.1$Windows_X86_64 LibreOffice_project/e19e193f88cd6c0525a17fb7a176ed8e6a3e2aa1</meta:generator>
    <meta:print-date>2023-09-26T10:18:39.223000000</meta:print-date>
    <meta:document-statistic meta:table-count="0" meta:image-count="0" meta:object-count="0" meta:page-count="1" meta:paragraph-count="72" meta:word-count="812" meta:character-count="4206" meta:non-whitespace-character-count="3227"/>
  </office:meta>
</office:document-meta>
</file>